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ype of edges</text:p>
          </table:table-cell>
          <table:table-cell office:value-type="string" calcext:value-type="string">
            <text:p>Desired coverage</text:p>
          </table:table-cell>
          <table:table-cell table:number-columns-repeated="2" office:value-type="string" calcext:value-type="string">
            <text:p>Coverag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907" calcext:value-type="float">
            <text:p>90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951" calcext:value-type="float">
            <text:p>95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08" calcext:value-type="float">
            <text:p>90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960" calcext:value-type="float">
            <text:p>96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3" calcext:value-type="float">
            <text:p>99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904" calcext:value-type="float">
            <text:p>9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.99</text:p>
          </table:table-cell>
          <table:table-cell office:value-type="float" office:value="994" calcext:value-type="float">
            <text:p>99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895" calcext:value-type="float">
            <text:p>89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946" calcext:value-type="float">
            <text:p>94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991" calcext:value-type="float">
            <text:p>99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09" calcext:value-type="float">
            <text:p>90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957" calcext:value-type="float">
            <text:p>957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2" calcext:value-type="float">
            <text:p>992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947" calcext:value-type="float">
            <text:p>947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.99</text:p>
          </table:table-cell>
          <table:table-cell office:value-type="float" office:value="987" calcext:value-type="float">
            <text:p>98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908" calcext:value-type="float">
            <text:p>90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958" calcext:value-type="float">
            <text:p>95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4" calcext:value-type="float">
            <text:p>99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906" calcext:value-type="float">
            <text:p>90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.99</text:p>
          </table:table-cell>
          <table:table-cell office:value-type="float" office:value="994" calcext:value-type="float">
            <text:p>99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 Changes</text:p>
          </table:table-cell>
          <table:table-cell office:value-type="string" calcext:value-type="string">
            <text:p>Size Change</text:p>
          </table:table-cell>
          <table:table-cell table:number-columns-repeated="2" office:value-type="string" calcext:value-type="string">
            <text:p>Reject ra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7" calcext:value-type="float">
            <text:p>60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1" calcext:value-type="float">
            <text:p>941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8" calcext:value-type="float">
            <text:p>9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5" calcext:value-type="float">
            <text:p>62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50" calcext:value-type="float">
            <text:p>85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87" calcext:value-type="float">
            <text:p>887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6" calcext:value-type="float">
            <text:p>96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7" calcext:value-type="float">
            <text:p>98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54" calcext:value-type="float">
            <text:p>85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3" calcext:value-type="float">
            <text:p>94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79" calcext:value-type="float">
            <text:p>9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79" calcext:value-type="float">
            <text:p>67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64" calcext:value-type="float">
            <text:p>86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1" calcext:value-type="float">
            <text:p>94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5" calcext:value-type="float">
            <text:p>9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3" calcext:value-type="float">
            <text:p>65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58" calcext:value-type="float">
            <text:p>95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7" calcext:value-type="float">
            <text:p>43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8" calcext:value-type="float">
            <text:p>63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2" calcext:value-type="float">
            <text:p>87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5" calcext:value-type="float">
            <text:p>60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17" calcext:value-type="float">
            <text:p>71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3:46:43.483086700</meta:creation-date>
    <dc:date>2019-01-15T13:47:15.486840834</dc:date>
    <meta:editing-duration>PT32S</meta:editing-duration>
    <meta:editing-cycles>1</meta:editing-cycles>
    <meta:document-statistic meta:table-count="1" meta:cell-count="554" meta:object-count="0"/>
    <meta:generator>LibreOffice/6.0.7.3$Linux_X86_64 LibreOffice_project/00m0$Build-3</meta:generator>
  </office:meta>
</office:document-meta>
</file>